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8457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5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>
      <style:text-properties style:font-name="Calibri1" fo:font-size="10.5pt" style:font-size-asian="10.5pt" style:font-size-complex="10.5pt"/>
    </style:style>
    <style:style style:name="ce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1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number-columns-repeated="1016" table:default-cell-style-name="ce7"/>
        <table:table-column table:style-name="co3" table:number-columns-repeated="4" table:default-cell-style-name="Default"/>
        <table:table-row table:style-name="ro2">
          <table:table-cell table:style-name="ce1" office:value-type="string">
            <text:p>TEST CASE ID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STEPS</text:p>
          </table:table-cell>
          <table:table-cell table:style-name="ce5" office:value-type="string">
            <text:p>KEY VERIFICATION</text:p>
          </table:table-cell>
          <table:table-cell table:style-name="ce5" office:value-type="string">
            <text:p>AUTOMATED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SCRIPT EXCEPTION</text:p>
          </table:table-cell>
          <table:table-cell table:style-name="ce5" office:value-type="string">
            <text:p>ERROR</text:p>
          </table:table-cell>
          <table:table-cell table:style-name="ce5" office:value-type="string">
            <text:p>TICKET NO.</text:p>
          </table:table-cell>
          <table:table-cell table:style-name="ce5" office:value-type="string">
            <text:p>COMMENT</text:p>
          </table:table-cell>
          <table:table-cell table:style-name="ce5" table:number-columns-repeated="1010"/>
          <table:table-cell table:number-columns-repeated="4"/>
        </table:table-row>
        <table:table-row table:style-name="ro3">
          <table:table-cell table:style-name="ce2" office:value-type="string">
            <text:p>MAV0165_SimpleFormOfTask</text:p>
          </table:table-cell>
          <table:table-cell table:style-name="ce6" table:number-columns-repeated="2"/>
          <table:table-cell table:style-name="ce6" office:value-type="string">
            <text:p>Verify that Simple form of task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6_AdvanceFormOfTask</text:p>
          </table:table-cell>
          <table:table-cell table:style-name="ce6" table:number-columns-repeated="2"/>
          <table:table-cell table:style-name="ce6" office:value-type="string">
            <text:p>Verify that Advance form of task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7_SimpleFormOfReceiveInfo</text:p>
          </table:table-cell>
          <table:table-cell table:style-name="ce6" table:number-columns-repeated="2"/>
          <table:table-cell table:style-name="ce6" office:value-type="string">
            <text:p>Verify that Simple form of Receive info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8_AdvanceFormOfReceivenfo</text:p>
          </table:table-cell>
          <table:table-cell table:style-name="ce6" table:number-columns-repeated="2"/>
          <table:table-cell table:style-name="ce6" office:value-type="string">
            <text:p>Verify that Advance form of Receive info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69_SimpleFormOfSendInfo</text:p>
          </table:table-cell>
          <table:table-cell table:style-name="ce6" table:number-columns-repeated="2"/>
          <table:table-cell table:style-name="ce6" office:value-type="string">
            <text:p>Verify that Simple form of Send info get open when click on Simpl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3">
          <table:table-cell table:style-name="ce2" office:value-type="string">
            <text:p>MAV0170_AdvanceFormOfSendInfo</text:p>
          </table:table-cell>
          <table:table-cell table:style-name="ce6" table:number-columns-repeated="2"/>
          <table:table-cell table:style-name="ce6" office:value-type="string">
            <text:p>Verify that Advance form of Send info gets open when clicked on Advance form link</text:p>
          </table:table-cell>
          <table:table-cell table:style-name="ce6" office:value-type="string">
            <text:p>No</text:p>
          </table:table-cell>
          <table:table-cell table:style-name="ce6" table:number-columns-repeated="2"/>
          <table:table-cell table:style-name="ce11" table:number-columns-repeated="1013"/>
          <table:table-cell table:number-columns-repeated="4"/>
        </table:table-row>
        <table:table-row table:style-name="ro4">
          <table:table-cell office:value-type="string">
            <text:p>MAV0214_AddReceiveSentInfoReferences</text:p>
          </table:table-cell>
          <table:table-cell table:number-columns-repeated="2"/>
          <table:table-cell table:style-name="ce9" office:value-type="string">
            <text:p>Verify that references "Responding while unnamed" is present</text:p>
          </table:table-cell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5_AddInfoReceiveShow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6_AddInfoReceiveAction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7_AddInfoSendShow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8_AddInfoSendActionPopUpMenu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19_AddInfoReveiveSendReferenceCheckBox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0_AddInfoReceiveSendHideShowDetail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1_AddInfoReceiveSendSendMessage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2_AddInfoReceiveShowElement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3_AddInfoReceiveSentCopyCapability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4_AddInfoReceiveRemoveInfoNeeds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4">
          <table:table-cell office:value-type="string">
            <text:p>MAV0225_AddInfoSentRemoveSharingCapability</text:p>
          </table:table-cell>
          <table:table-cell table:number-columns-repeated="2"/>
          <table:table-cell table:style-name="ce9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26_OrganizationContact info</text:p>
          </table:table-cell>
          <table:table-cell office:value-type="string">
            <text:p>Organization</text:p>
          </table:table-cell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27_MediaNotDeployed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17_ModeOfTranismissionOfMedium</text:p>
          </table:table-cell>
          <table:table-cell office:value-type="string">
            <text:p>Medium</text:p>
          </table:table-cell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28_ResetModeOfTransmiss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29_AddressPatter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0_IsSynchronous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1_DeletegateTransmission</text:p>
          </table:table-cell>
          <table:table-cell table:style-name="Default"/>
          <table:table-cell table:number-columns-repeated="2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22_DeleteDeletegateTransmiss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2_SecureFor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3_RequiresQualificatio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4_LanguageSpoken</text:p>
          </table:table-cell>
          <table:table-cell table:number-columns-repeated="3"/>
          <table:table-cell table:style-name="ce6"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MAV0235_PlanIsTemplete</text:p>
          </table:table-cell>
          <table:table-cell table:style-name="ce8" office:value-type="string">
            <text:p>Plan</text:p>
          </table:table-cell>
          <table:table-cell table:style-name="ce8"/>
          <table:table-cell table:style-name="ce8" office:value-type="string">
            <text:p>Verify that a plan is templete</text:p>
          </table:table-cell>
          <table:table-cell table:style-name="ce6" office:value-type="string">
            <text:p>No</text:p>
          </table:table-cell>
          <table:table-cell table:style-name="ce10" table:number-columns-repeated="1015"/>
          <table:table-cell table:style-name="ce12" table:number-columns-repeated="4"/>
        </table:table-row>
        <table:table-row table:style-name="ro2">
          <table:table-cell office:value-type="string">
            <text:p>MAV0236_DefaultLanguage</text:p>
          </table:table-cell>
          <table:table-cell table:number-columns-repeated="1023"/>
        </table:table-row>
        <table:table-row table:style-name="ro2">
          <table:table-cell office:value-type="string">
            <text:p>MAV0237_IsTriggerByRequest</text:p>
          </table:table-cell>
          <table:table-cell office:value-type="string">
            <text:p>Add info receive or sent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8_TerminatesAfterReplying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>
            <text:p>MAV0239_CanBypassIntermediate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9"/>
        </table:table-row>
        <table:table-row table:style-name="ro5">
          <table:table-cell office:value-type="string">
            <text:p>MAV0240_ReceiptConfirmationRequested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19"/>
        </table:table-row>
        <table:table-row table:style-name="ro7" table:number-rows-repeated="6549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10/03/2011</text:date>, <text:time>15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16M46S</meta:editing-duration>
    <meta:editing-cycles>29</meta:editing-cycles>
    <meta:generator>OpenOffice.org/3.2$Win32 OpenOffice.org_project/320m12$Build-9483</meta:generator>
    <dc:date>2011-10-03T15:23:54.80</dc:date>
    <meta:document-statistic meta:table-count="2" meta:cell-count="91" meta:object-count="0"/>
    <meta:user-defined meta:name="Info 1"/>
    <meta:user-defined meta:name="Info 2"/>
    <meta:user-defined meta:name="Info 3"/>
    <meta:user-defined meta:name="Info 4"/>
  </office:meta>
</office:document-meta>
</file>